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fo:color="#000000"/>
    </style:style>
    <style:style style:name="P1" style:family="paragraph">
      <style:paragraph-properties fo:line-height="100.00%" fo:text-align="left"/>
    </style:style>
  </office:automatic-styles>
  <office:body>
    <office:text>
      <text:p text:style-name="P1"><text:span text:style-name="T1">Para este practico se nos pidió desarrollar un software de procesamiento de ordenes de compra online para una empresa intermediadora de productos. En la cual se publica un catalogo de productos a la venta. Luego los clientes seleccionan los productos que desean y la cantidad por medio de una lista. En caso de que el cliente sea una empresa, se genera una orden de pago. Al final la empresa cumplimenta las ordenes de pedido y los enviá a la direccional de los clientes a través de una empresa de mensajería externa.</text:span></text:p>
      <text:p text:style-name="P1"><text:span text:style-name="T2"/></text:p>
      <text:p text:style-name="P1"><text:span text:style-name="T2"/></text:p>
      <text:p text:style-name="P1"><text:span text:style-name="T3">Nosotros decidimos resolverlo creando la clase “Empresa” en la cual creamos las variables donde se guardan los datos como el tipo de producto, la cantidad y el precio total. Luego creamos una función con el nombre de Catalogo, la cual se encarga de mostrar todos los productos disponibles en una lista y en caso de que el usuario elija uno se agrega a lista de compra. Como esta se encuentra dentro de un “while” el bucle se repetirá hasta que el usuario lo decida o deje de agregar productos al carrito. Al final le mostramos un mensaje avisando que los productos serán enviados a la dirección que el usuario a especificado.</text:span></text:p>
      <text:p text:style-name="P1"><text:span text:style-name="T4"/></text:p>
      <text:p text:style-name="P1"><text:span text:style-name="T5">Dentro de la clase “program” se encuentra la opción de si es para una empresa o particular. A su ves una vez finalizado el pedido se genera la boleta que contiene el nombre de la empresa, la cantidad de productos , el precio total y la fecha del pedido.</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